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5.1071in"/>
    </style:style>
    <style:style style:name="co3" style:family="table-column">
      <style:table-column-properties fo:break-before="auto" style:column-width="5.0209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2.898in"/>
    </style:style>
    <style:style style:name="co6" style:family="table-column">
      <style:table-column-properties fo:break-before="auto" style:column-width="8.1626in"/>
    </style:style>
    <style:style style:name="co7" style:family="table-column">
      <style:table-column-properties fo:break-before="auto" style:column-width="5.8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GuitarPic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office:value-type="string" calcext:value-type="string">
            <text:p>D:\projects\GuitarPico\GuitarPico\GuitarPico.kicad_sch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2" office:value-type="date" office:date-value="2024-03-10T20:09:48" calcext:value-type="date">
            <text:p>03/10/24 08:09 PM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office:value-type="string" calcext:value-type="string">
            <text:p>Eeschema (6.0.11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Item / lcsc.co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Brd1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SSD1306-128x64_OLED:SSD1306</text:p>
          </table:table-cell>
          <table:table-cell office:value-type="string" calcext:value-type="string">
            <text:p>GuitarPico:128x64OLED</text:p>
          </table:table-cell>
          <table:table-cell/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6718384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761726 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87269 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96128 </text:p>
          </table:table-cell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87269 </text:p>
          </table:table-cell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96103 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06654 </text:p>
          </table:table-cell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6718384</text:p>
          </table:table-cell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6718384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761727 </text:p>
          </table:table-cell>
          <table:table-cell table:style-name="ce1"/>
          <table:table-cell office:value-type="string" calcext:value-type="string">
            <text:p>C2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761725</text:p>
          </table:table-cell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32508 </text:p>
          </table:table-cell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761725</text:p>
          </table:table-cell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761727 </text:p>
          </table:table-cell>
          <table:table-cell table:style-name="ce1"/>
          <table:table-cell office:value-type="string" calcext:value-type="string">
            <text:p>C3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141282</text:p>
          </table:table-cell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141282</text:p>
          </table:table-cell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6718384</text:p>
          </table:table-cell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6718384</text:p>
          </table:table-cell>
          <table:table-cell/>
          <table:table-cell office:value-type="string" calcext:value-type="string">
            <text:p>C35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5295404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THT:D_DO-41_SOD81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402212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915639 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145814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nector:AudioJack2_Dual_Ground_Switch</text:p>
          </table:table-cell>
          <table:table-cell office:value-type="string" calcext:value-type="string">
            <text:p>GuitarPico:PJ-3240-35mm-stereo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145814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nnector:AudioJack2_Dual_Ground_Switch</text:p>
          </table:table-cell>
          <table:table-cell office:value-type="string" calcext:value-type="string">
            <text:p>GuitarPico:PJ-3240-35mm-stereo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915639 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6214 </text:p>
          </table:table-cell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79814 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Connector:DB15_Female_HighDensity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table:style-name="Default" office:value-type="string" calcext:value-type="string">
            <text:p>C145814</text:p>
          </table:table-cell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nector:AudioJack2_Dual_Ground_Switch</text:p>
          </table:table-cell>
          <table:table-cell office:value-type="string" calcext:value-type="string">
            <text:p>GuitarPico:PJ-3240-35mm-stereo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145814</text:p>
          </table:table-cell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nector:AudioJack2_Dual_Ground_Switch</text:p>
          </table:table-cell>
          <table:table-cell office:value-type="string" calcext:value-type="string">
            <text:p>GuitarPico:PJ-3240-35mm-stereo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29959 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29959 </text:p>
          </table:table-cell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305395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_Wid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table:style-name="Default" office:value-type="string" calcext:value-type="string">
            <text:p>C305395</text:p>
          </table:table-cell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_Wid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table:style-name="Default" office:value-type="string" calcext:value-type="string">
            <text:p>C305395</text:p>
          </table:table-cell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_Wid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470-1-T_C119317.html" xlink:type="simple">C119317</text:a> 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1000A50_C57438.html" xlink:type="simple">C57438</text:a> 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Huaxing-Mechanical-Elec-MF1-4W-1M-1-T52_C714052.html" xlink:type="simple">C714052</text:a> 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CF1-4W-220-5-T_C120039.html" xlink:type="simple">C120039</text:a> 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2203A50_C58662.html" xlink:type="simple">C58662</text:a> 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YAGEO-MFR-25JT-52-47K_C176519.html" xlink:type="simple">C176519</text:a> </text:p>
          </table:table-cell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CFR0W4J0104A50_C61303.html" xlink:type="simple">C61303</text:a> </text:p>
          </table:table-cell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2203A50_C58662.html" xlink:type="simple">C58662</text:a> </text:p>
          </table:table-cell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2203A50_C58662.html" xlink:type="simple">C58662</text:a> 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NC</text:p>
          </table:table-cell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Huaxing-Mechanical-Elec-MF1-4W-1M-1-T52_C714052.html" xlink:type="simple">C714052</text:a> </text:p>
          </table:table-cell>
          <table:table-cell/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1000A50_C57438.html" xlink:type="simple">C57438</text:a> 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1000A50_C57438.html" xlink:type="simple">C57438</text:a> </text:p>
          </table:table-cell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2201A50_C58595.html" xlink:type="simple">C58595</text:a> </text:p>
          </table:table-cell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2K-1-T_C119330.html" xlink:type="simple">C119330</text:a> </text:p>
          </table:table-cell>
          <table:table-cell/>
          <table:table-cell office:value-type="string" calcext:value-type="string">
            <text:p>R2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2K-1-T_C119330.html" xlink:type="simple">C119330</text:a> </text:p>
          </table:table-cell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2K-1-T_C119330.html" xlink:type="simple">C119330</text:a> </text:p>
          </table:table-cell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2K-1-T_C119330.html" xlink:type="simple">C119330</text:a> </text:p>
          </table:table-cell>
          <table:table-cell/>
          <table:table-cell office:value-type="string" calcext:value-type="string">
            <text:p>R3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2K-1-T_C119330.html" xlink:type="simple">C119330</text:a> </text:p>
          </table:table-cell>
          <table:table-cell/>
          <table:table-cell office:value-type="string" calcext:value-type="string">
            <text:p>R3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TyoHM-RN1-4W10KFT-BA1_C410695.html" xlink:type="simple">C410695</text:a> </text:p>
          </table:table-cell>
          <table:table-cell/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2201A50_C58595.html" xlink:type="simple">C58595</text:a> </text:p>
          </table:table-cell>
          <table:table-cell/>
          <table:table-cell office:value-type="string" calcext:value-type="string">
            <text:p>R4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4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NC</text:p>
          </table:table-cell>
          <table:table-cell/>
          <table:table-cell office:value-type="string" calcext:value-type="string">
            <text:p>R4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NC</text:p>
          </table:table-cell>
          <table:table-cell/>
          <table:table-cell office:value-type="string" calcext:value-type="string">
            <text:p>R4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470-1-T_C119317.html" xlink:type="simple">C119317</text:a> </text:p>
          </table:table-cell>
          <table:table-cell/>
          <table:table-cell office:value-type="string" calcext:value-type="string">
            <text:p>R4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2201A50_C58595.html" xlink:type="simple">C58595</text:a> </text:p>
          </table:table-cell>
          <table:table-cell/>
          <table:table-cell office:value-type="string" calcext:value-type="string">
            <text:p>R5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470-1-T_C119317.html" xlink:type="simple">C119317</text:a> </text:p>
          </table:table-cell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713997</text:p>
          </table:table-cell>
          <table:table-cell/>
          <table:table-cell office:value-type="string" calcext:value-type="string">
            <text:p>R5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YAGEO-MFR-25FTE52-390R_C173010.html" xlink:type="simple">C173010</text:a> </text:p>
          </table:table-cell>
          <table:table-cell/>
          <table:table-cell office:value-type="string" calcext:value-type="string">
            <text:p>R54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1500A50_C58668.html" xlink:type="simple">C58668</text:a> </text:p>
          </table:table-cell>
          <table:table-cell/>
          <table:table-cell office:value-type="string" calcext:value-type="string">
            <text:p>R5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1000A50_C57438.html" xlink:type="simple">C57438</text:a> </text:p>
          </table:table-cell>
          <table:table-cell/>
          <table:table-cell office:value-type="string" calcext:value-type="string">
            <text:p>R5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UNI-ROYAL-Uniroyal-Elec-MFR0W4F1000A50_C57438.html" xlink:type="simple">C57438</text:a> </text:p>
          </table:table-cell>
          <table:table-cell/>
          <table:table-cell office:value-type="string" calcext:value-type="string">
            <text:p>R5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10-1-T_C119282.html" xlink:type="simple">C119282</text:a> </text:p>
          </table:table-cell>
          <table:table-cell/>
          <table:table-cell office:value-type="string" calcext:value-type="string">
            <text:p>R5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10-1-T_C119282.html" xlink:type="simple">C119282</text:a> </text:p>
          </table:table-cell>
          <table:table-cell/>
          <table:table-cell office:value-type="string" calcext:value-type="string">
            <text:p>R59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a xlink:href="https://www.lcsc.com/product-detail/Through-Hole-Resistors_CCO-Chian-Chia-Elec-MF1-4W-10-1-T_C119282.html" xlink:type="simple">C119282</text:a> </text:p>
          </table:table-cell>
          <table:table-cell/>
          <table:table-cell office:value-type="string" calcext:value-type="string">
            <text:p>R6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70717 </text:p>
          </table:table-cell>
          <table:table-cell/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GuitarPico:Potentiometer_Big_Small_Combin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70717 </text:p>
          </table:table-cell>
          <table:table-cell/>
          <table:table-cell office:value-type="string" calcext:value-type="string">
            <text:p>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GuitarPico:Potentiometer_Big_Small_Combin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209779</text:p>
          </table:table-cell>
          <table:table-cell/>
          <table:table-cell office:value-type="string" calcext:value-type="string">
            <text:p>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Potentiometer_THT:Potentiometer_Alps_RK09K_Single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209779</text:p>
          </table:table-cell>
          <table:table-cell/>
          <table:table-cell office:value-type="string" calcext:value-type="string">
            <text:p>RV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Potentiometer_THT:Potentiometer_Alps_RK09K_Single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209779</text:p>
          </table:table-cell>
          <table:table-cell/>
          <table:table-cell office:value-type="string" calcext:value-type="string">
            <text:p>RV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Potentiometer_THT:Potentiometer_Alps_RK09K_Single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209779</text:p>
          </table:table-cell>
          <table:table-cell/>
          <table:table-cell office:value-type="string" calcext:value-type="string">
            <text:p>RV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Potentiometer_THT:Potentiometer_Alps_RK09K_Single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19408 </text:p>
          </table:table-cell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19408 </text:p>
          </table:table-cell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19408 </text:p>
          </table:table-cell>
          <table:table-cell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19408 </text:p>
          </table:table-cell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19408 </text:p>
          </table:table-cell>
          <table:table-cell/>
          <table:table-cell office:value-type="string" calcext:value-type="string">
            <text:p>SW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 office:value-type="string" calcext:value-type="string">
            <text:p>C434570,C72124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Amplifier_Operational:LM358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http://www.ti.com/lit/ds/symlink/lm2904-n.pdf</text:p>
          </table:table-cell>
        </table:table-row>
        <table:table-row table:style-name="ro1">
          <table:table-cell table:style-name="Default" office:value-type="string" calcext:value-type="string">
            <text:p>C434570,C72124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Amplifier_Operational:LM358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http://www.ti.com/lit/ds/symlink/lm2904-n.pdf</text:p>
          </table:table-cell>
        </table:table-row>
        <table:table-row table:style-name="ro1">
          <table:table-cell table:style-name="Default" office:value-type="string" calcext:value-type="string">
            <text:p>C343636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MCU_RaspberryPi_and_Boards:Pico</text:p>
          </table:table-cell>
          <table:table-cell office:value-type="string" calcext:value-type="string">
            <text:p>GuitarPico:RPi_Pico_SMD_TH</text:p>
          </table:table-cell>
          <table:table-cell/>
        </table:table-row>
        <table:table-row table:style-name="ro1">
          <table:table-cell table:style-name="Default" office:value-type="string" calcext:value-type="string">
            <text:p>C7432180</text:p>
          </table:table-cell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www.onsemi.cn/PowerSolutions/document/MC7800-D.PDF</text:p>
          </table:table-cell>
        </table:table-row>
        <table:table-row table:style-name="ro1">
          <table:table-cell office:value-type="string" calcext:value-type="string">
            <text:p>C5155530 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TL431LP</text:p>
          </table:table-cell>
          <table:table-cell office:value-type="string" calcext:value-type="string">
            <text:p>Reference_Voltage:TL431LP</text:p>
          </table:table-cell>
          <table:table-cell office:value-type="string" calcext:value-type="string">
            <text:p>Package_TO_SOT_THT:TO-92_Inline_Wide</text:p>
          </table:table-cell>
          <table:table-cell office:value-type="string" calcext:value-type="string">
            <text:p>http://www.ti.com/lit/ds/symlink/tl431.pdf</text:p>
          </table:table-cell>
        </table:table-row>
        <table:table-row table:style-name="ro1">
          <table:table-cell table:style-name="Default" office:value-type="string" calcext:value-type="string">
            <text:p>C507164,C72115</text:p>
          </table:table-cell>
          <table:table-cell/>
          <table:table-cell office:value-type="string" calcext:value-type="string">
            <text:p>U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4xxx:4051</text:p>
          </table:table-cell>
          <table:table-cell office:value-type="string" calcext:value-type="string">
            <text:p>Package_DIP:DIP-16_W7.62mm_Socket</text:p>
          </table:table-cell>
          <table:table-cell office:value-type="string" calcext:value-type="string">
            <text:p>http://www.intersil.com/content/dam/Intersil/documents/cd40/cd4051bms-52bms-53bms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0T21:01:40.826000000</dc:date>
    <meta:editing-duration>PT9M4S</meta:editing-duration>
    <meta:editing-cycles>2</meta:editing-cycles>
    <meta:generator>LibreOffice/7.1.3.2$Windows_X86_64 LibreOffice_project/47f78053abe362b9384784d31a6e56f8511eb1c1</meta:generator>
    <meta:document-statistic meta:table-count="1" meta:cell-count="782" meta:object-count="0"/>
  </office:meta>
</office:document-meta>
</file>